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2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1cm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2cm" svg:stroke-color="#000000" draw:marker-start-width="0.5cm" draw:marker-end="Rounded_20_short_20_Arrow" draw:marker-end-width="0.6cm" draw:fill="solid" draw:fill-color="#004586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448cm" fo:min-width="3.706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cm" fo:min-width="0.033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39cm" fo:min-width="0.033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cm" fo:min-width="0.032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878cm" svg:height="0.837cm" svg:x="10.837cm" svg:y="7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877cm" svg:height="0.837cm" svg:x="5.731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78cm" svg:height="0.837cm" svg:x="3.374cm" svg:y="1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78cm" svg:height="0.837cm" svg:x="9.742cm" svg:y="1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78cm" svg:height="0.837cm" svg:x="4.892cm" svg:y="1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78cm" svg:height="0.837cm" svg:x="6.533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78cm" svg:height="0.837cm" svg:x="1.207cm" svg:y="1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78cm" svg:height="0.837cm" svg:x="13.939cm" svg:y="8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877cm" svg:height="0.837cm" svg:x="8.26cm" svg:y="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78cm" svg:height="0.837cm" svg:x="5.951cm" svg:y="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957cm" svg:y1="19.641cm" svg:x2="3.502cm" svg:y2="15.451cm" draw:start-shape="id1" draw:start-glue-point="11" draw:end-shape="id2" draw:end-glue-point="7" svg:d="M1957 19641l1545-4190" svg:viewBox="0 0 1546 4191">
          <text:p/>
        </draw:connector>
        <draw:connector draw:style-name="gr3" draw:text-style-name="P1" draw:layer="layout" draw:type="line" svg:x1="1.957cm" svg:y1="19.641cm" svg:x2="5.859cm" svg:y2="17.203cm" draw:start-shape="id1" draw:start-glue-point="11" draw:end-shape="id3" draw:end-glue-point="7" svg:d="M1957 19641l3902-2438" svg:viewBox="0 0 3903 2439">
          <text:p/>
        </draw:connector>
        <draw:connector draw:style-name="gr3" draw:text-style-name="P1" draw:layer="layout" draw:type="line" svg:x1="1.957cm" svg:y1="19.641cm" svg:x2="9.87cm" svg:y2="13.623cm" draw:start-shape="id1" draw:start-glue-point="11" draw:end-shape="id4" draw:end-glue-point="7" svg:d="M1957 19641l7913-6018" svg:viewBox="0 0 7914 6019">
          <text:p/>
        </draw:connector>
        <draw:connector draw:style-name="gr3" draw:text-style-name="P1" draw:layer="layout" draw:type="line" svg:x1="6.48cm" svg:y1="16.61cm" svg:x2="9.87cm" svg:y2="13.623cm" draw:start-shape="id3" draw:start-glue-point="11" draw:end-shape="id4" draw:end-glue-point="7" svg:d="M6480 16610l3390-2987" svg:viewBox="0 0 3391 2988">
          <text:p/>
        </draw:connector>
        <draw:connector draw:style-name="gr3" draw:text-style-name="P1" draw:layer="layout" draw:type="line" svg:x1="3.813cm" svg:y1="14.736cm" svg:x2="5.331cm" svg:y2="11.068cm" draw:start-shape="id2" draw:start-glue-point="4" draw:end-shape="id5" draw:end-glue-point="8" svg:d="M3813 14736l1518-3668" svg:viewBox="0 0 1519 3669">
          <text:p/>
        </draw:connector>
        <draw:connector draw:style-name="gr3" draw:text-style-name="P1" draw:layer="layout" draw:type="line" svg:x1="4.124cm" svg:y1="14.858cm" svg:x2="10.965cm" svg:y2="8.488cm" draw:start-shape="id2" draw:start-glue-point="11" draw:end-shape="id6" draw:end-glue-point="7" svg:d="M4124 14858l6841-6370" svg:viewBox="0 0 6842 6371">
          <text:p/>
        </draw:connector>
        <draw:connector draw:style-name="gr3" draw:text-style-name="P1" draw:layer="layout" draw:type="line" svg:x1="6.48cm" svg:y1="16.61cm" svg:x2="10.965cm" svg:y2="8.488cm" draw:start-shape="id3" draw:start-glue-point="11" draw:end-shape="id6" draw:end-glue-point="7" svg:d="M6480 16610l4485-8122" svg:viewBox="0 0 4486 8123">
          <text:p/>
        </draw:connector>
        <draw:connector draw:style-name="gr3" draw:text-style-name="P1" draw:layer="layout" draw:type="line" svg:x1="10.492cm" svg:y1="13.03cm" svg:x2="14.067cm" svg:y2="9.695cm" draw:start-shape="id4" draw:start-glue-point="11" draw:end-shape="id7" draw:end-glue-point="7" svg:d="M10492 13030l3575-3335" svg:viewBox="0 0 3576 3336">
          <text:p/>
        </draw:connector>
        <draw:connector draw:style-name="gr3" draw:text-style-name="P1" draw:layer="layout" draw:type="line" svg:x1="10.181cm" svg:y1="12.908cm" svg:x2="11.276cm" svg:y2="8.61cm" draw:start-shape="id4" draw:start-glue-point="4" draw:end-shape="id6" draw:end-glue-point="8" svg:d="M10181 12908l1095-4298" svg:viewBox="0 0 1096 4299">
          <text:p/>
        </draw:connector>
        <draw:connector draw:style-name="gr3" draw:text-style-name="P1" draw:layer="layout" draw:type="line" svg:x1="10.965cm" svg:y1="7.895cm" svg:x2="9.009cm" svg:y2="2.166cm" draw:start-shape="id6" draw:start-glue-point="5" draw:end-shape="id8" draw:end-glue-point="9" svg:d="M10965 7895l-1956-5729" svg:viewBox="0 0 1957 5730">
          <text:p/>
        </draw:connector>
        <draw:connector draw:style-name="gr3" draw:text-style-name="P1" draw:layer="layout" draw:type="line" svg:x1="5.331cm" svg:y1="10.231cm" svg:x2="6.972cm" svg:y2="6.339cm" draw:start-shape="id5" draw:start-glue-point="4" draw:end-shape="id9" draw:end-glue-point="8" svg:d="M5331 10231l1641-3892" svg:viewBox="0 0 1642 3893">
          <text:p/>
        </draw:connector>
        <draw:connector draw:style-name="gr3" draw:text-style-name="P1" draw:layer="layout" draw:type="line" svg:x1="7.283cm" svg:y1="5.624cm" svg:x2="8.388cm" svg:y2="2.166cm" draw:start-shape="id9" draw:start-glue-point="11" draw:end-shape="id8" draw:end-glue-point="7" svg:d="M7283 5624l1105-3458" svg:viewBox="0 0 1106 3459">
          <text:p/>
        </draw:connector>
        <draw:connector draw:style-name="gr3" draw:text-style-name="P1" draw:layer="layout" draw:type="line" svg:x1="6.661cm" svg:y1="5.624cm" svg:x2="6.39cm" svg:y2="1.601cm" draw:start-shape="id9" draw:start-glue-point="5" draw:end-shape="id10" draw:end-glue-point="8" svg:d="M6661 5624l-271-4023" svg:viewBox="0 0 272 4024">
          <text:p/>
        </draw:connector>
        <draw:connector draw:style-name="gr3" draw:text-style-name="P1" draw:layer="layout" draw:type="line" svg:x1="5.331cm" svg:y1="10.231cm" svg:x2="6.39cm" svg:y2="1.601cm" draw:start-shape="id5" draw:start-glue-point="4" draw:end-shape="id10" draw:end-glue-point="8" svg:d="M5331 10231l1059-8630" svg:viewBox="0 0 1060 8631">
          <text:p/>
        </draw:connector>
        <draw:connector draw:style-name="gr3" draw:text-style-name="P1" draw:layer="layout" draw:type="line" svg:x1="9.87cm" svg:y1="13.03cm" svg:x2="6.972cm" svg:y2="6.339cm" draw:start-shape="id4" draw:start-glue-point="5" draw:end-shape="id9" draw:end-glue-point="8" svg:d="M9870 13030l-2898-6691" svg:viewBox="0 0 2899 6692">
          <text:p/>
        </draw:connector>
        <draw:connector draw:style-name="gr3" draw:text-style-name="P1" draw:layer="layout" draw:type="line" svg:x1="5.642cm" svg:y1="10.353cm" svg:x2="10.965cm" svg:y2="8.488cm" draw:start-shape="id5" draw:start-glue-point="11" draw:end-shape="id6" draw:end-glue-point="7" svg:d="M5642 10353l5323-1865" svg:viewBox="0 0 5324 1866">
          <text:p/>
        </draw:connector>
        <draw:custom-shape draw:style-name="gr4" draw:text-style-name="P1" draw:layer="layout" svg:width="4.807cm" svg:height="3.396cm" svg:x="15.787cm" svg:y="7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1" draw:layer="layout" draw:type="line" svg:x1="6.17cm" svg:y1="16.488cm" svg:x2="5.331cm" svg:y2="11.068cm" draw:start-shape="id3" draw:start-glue-point="4" draw:end-shape="id5" draw:end-glue-point="8" svg:d="M6170 16488l-839-5420" svg:viewBox="0 0 840 5421">
          <text:p/>
        </draw:connector>
        <draw:custom-shape draw:style-name="gr5" draw:text-style-name="P1" xml:id="id17" draw:id="id17" draw:layer="layout" svg:width="0.895cm" svg:height="0.834cm" svg:x="30.237cm" svg:y="7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0.895cm" svg:height="0.833cm" svg:x="25.031cm" svg:y="1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895cm" svg:height="0.834cm" svg:x="22.628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0.894cm" svg:height="0.834cm" svg:x="29.121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" draw:id="id15" draw:layer="layout" svg:width="0.894cm" svg:height="0.834cm" svg:x="24.177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" draw:id="id18" draw:layer="layout" svg:width="0.895cm" svg:height="0.834cm" svg:x="25.849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0.895cm" svg:height="0.834cm" svg:x="20.419cm" svg:y="1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6" draw:id="id16" draw:layer="layout" svg:width="0.895cm" svg:height="0.833cm" svg:x="33.4cm" svg:y="9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9" draw:id="id19" draw:layer="layout" svg:width="0.894cm" svg:height="0.834cm" svg:x="27.61cm" svg:y="1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0" draw:id="id20" draw:layer="layout" svg:width="0.895cm" svg:height="0.834cm" svg:x="25.256cm" svg:y="0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1.183cm" svg:y1="19.689cm" svg:x2="22.759cm" svg:y2="15.514cm" draw:start-shape="id11" draw:start-glue-point="11" draw:end-shape="id12" draw:end-glue-point="7" svg:d="M21183 19689l1576-4175" svg:viewBox="0 0 1577 4176">
          <text:p/>
        </draw:connector>
        <draw:connector draw:style-name="gr3" draw:text-style-name="P1" draw:layer="layout" draw:type="line" svg:x1="21.183cm" svg:y1="19.689cm" svg:x2="25.162cm" svg:y2="17.259cm" draw:start-shape="id11" draw:start-glue-point="11" draw:end-shape="id13" draw:end-glue-point="7" svg:d="M21183 19689l3979-2430" svg:viewBox="0 0 3980 2431">
          <text:p/>
        </draw:connector>
        <draw:connector draw:style-name="gr3" draw:text-style-name="P1" draw:layer="layout" draw:type="line" svg:x1="25.795cm" svg:y1="16.67cm" svg:x2="29.252cm" svg:y2="13.693cm" draw:start-shape="id13" draw:start-glue-point="11" draw:end-shape="id14" draw:end-glue-point="7" svg:d="M25795 16670l3457-2977" svg:viewBox="0 0 3458 2978">
          <text:p/>
        </draw:connector>
        <draw:connector draw:style-name="gr3" draw:text-style-name="P1" draw:layer="layout" draw:type="line" svg:x1="23.075cm" svg:y1="14.802cm" svg:x2="24.624cm" svg:y2="11.148cm" draw:start-shape="id12" draw:start-glue-point="4" draw:end-shape="id15" draw:end-glue-point="8" svg:d="M23075 14802l1549-3654" svg:viewBox="0 0 1550 3655">
          <text:p/>
        </draw:connector>
        <draw:connector draw:style-name="gr3" draw:text-style-name="P1" draw:layer="layout" draw:type="line" svg:x1="29.884cm" svg:y1="13.103cm" svg:x2="33.531cm" svg:y2="9.779cm" draw:start-shape="id14" draw:start-glue-point="11" draw:end-shape="id16" draw:end-glue-point="7" svg:d="M29884 13103l3647-3324" svg:viewBox="0 0 3648 3325">
          <text:p/>
        </draw:connector>
        <draw:connector draw:style-name="gr3" draw:text-style-name="P1" draw:layer="layout" draw:type="line" svg:x1="29.568cm" svg:y1="12.981cm" svg:x2="30.684cm" svg:y2="8.699cm" draw:start-shape="id14" draw:start-glue-point="4" draw:end-shape="id17" draw:end-glue-point="8" svg:d="M29568 12981l1116-4282" svg:viewBox="0 0 1117 4283">
          <text:p/>
        </draw:connector>
        <draw:connector draw:style-name="gr3" draw:text-style-name="P1" draw:layer="layout" draw:type="line" svg:x1="24.624cm" svg:y1="10.314cm" svg:x2="26.296cm" svg:y2="6.436cm" draw:start-shape="id15" draw:start-glue-point="4" draw:end-shape="id18" draw:end-glue-point="8" svg:d="M24624 10314l1672-3878" svg:viewBox="0 0 1673 3879">
          <text:p/>
        </draw:connector>
        <draw:connector draw:style-name="gr3" draw:text-style-name="P1" draw:layer="layout" draw:type="line" svg:x1="26.613cm" svg:y1="5.724cm" svg:x2="27.741cm" svg:y2="2.278cm" draw:start-shape="id18" draw:start-glue-point="11" draw:end-shape="id19" draw:end-glue-point="7" svg:d="M26613 5724l1128-3446" svg:viewBox="0 0 1129 3447">
          <text:p/>
        </draw:connector>
        <draw:connector draw:style-name="gr3" draw:text-style-name="P1" draw:layer="layout" draw:type="line" svg:x1="25.98cm" svg:y1="5.724cm" svg:x2="25.703cm" svg:y2="1.716cm" draw:start-shape="id18" draw:start-glue-point="5" draw:end-shape="id20" draw:end-glue-point="8" svg:d="M25980 5724l-277-4008" svg:viewBox="0 0 278 40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06T16:48:58.938622726</meta:creation-date>
    <dc:date>2017-02-06T17:15:07.706132726</dc:date>
    <dc:creator>rete </dc:creator>
    <meta:editing-duration>PT10M56S</meta:editing-duration>
    <meta:editing-cycles>6</meta:editing-cycles>
    <meta:generator>LibreOffice/4.3.3.2$Linux_x86 LibreOffice_project/430m0$Build-2</meta:generator>
    <meta:document-statistic meta:object-count="47"/>
  </office:meta>
</office:document-meta>
</file>